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3" svg:font-family="Ubuntu" style:font-pitch="variable"/>
    <style:font-face style:name="Ubuntu2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Обычный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Красный">
      <style:graphic-properties draw:textarea-vertical-align="top" fo:min-height="5.75cm" fo:min-width="7.1cm"/>
    </style:style>
    <style:style style:name="gr2" style:family="graphic" style:parent-style-name="Красный">
      <style:graphic-properties draw:textarea-vertical-align="top" fo:min-height="15.45cm" fo:min-width="5.4cm"/>
    </style:style>
    <style:style style:name="gr3" style:family="graphic" style:parent-style-name="Красный">
      <style:graphic-properties draw:textarea-vertical-align="top" fo:min-height="11.95cm" fo:min-width="11.1cm"/>
    </style:style>
    <style:style style:name="gr4" style:family="graphic" style:parent-style-name="Красный">
      <style:graphic-properties fo:min-height="5.05cm" fo:min-width="17.2cm"/>
    </style:style>
    <style:style style:name="gr5" style:family="graphic" style:parent-style-name="standard">
      <style:graphic-properties draw:stroke="none" svg:stroke-color="#000000" draw:fill="none" draw:fill-color="#ffffff" fo:min-height="2.613cm"/>
    </style:style>
    <style:style style:name="gr6" style:family="graphic" style:parent-style-name="Красный">
      <style:graphic-properties fo:min-height="6.35cm" fo:min-width="6.4cm"/>
    </style:style>
    <style:style style:name="gr7" style:family="graphic" style:parent-style-name="standard">
      <style:graphic-properties draw:textarea-horizontal-align="justify" draw:textarea-vertical-align="middle" draw:auto-grow-height="false" fo:min-height="4.25cm" fo:min-width="5.7cm"/>
    </style:style>
    <style:style style:name="gr8" style:family="graphic" style:parent-style-name="Красный">
      <style:graphic-properties fo:min-height="4.15cm" fo:min-width="6.2cm"/>
    </style:style>
    <style:style style:name="gr9" style:family="graphic" style:parent-style-name="standard">
      <style:graphic-properties draw:textarea-horizontal-align="justify" draw:textarea-vertical-align="middle" draw:auto-grow-height="false" fo:min-height="2.55cm" fo:min-width="4.6cm"/>
    </style:style>
    <style:style style:name="gr10" style:family="graphic" style:parent-style-name="standard">
      <style:graphic-properties draw:textarea-horizontal-align="justify" draw:textarea-vertical-align="middle" draw:auto-grow-height="false" fo:min-height="4.45cm" fo:min-width="2.9cm"/>
    </style:style>
    <style:style style:name="gr11" style:family="graphic" style:parent-style-name="standard">
      <style:graphic-properties draw:textarea-horizontal-align="justify" draw:textarea-vertical-align="middle" draw:auto-grow-height="false" fo:min-height="3.05cm" fo:min-width="3.2cm"/>
    </style:style>
    <style:style style:name="gr12" style:family="graphic" style:parent-style-name="standard">
      <style:graphic-properties draw:textarea-horizontal-align="justify" draw:textarea-vertical-align="middle" draw:auto-grow-height="false" fo:min-height="3.25cm" fo:min-width="6.5cm"/>
    </style:style>
    <style:style style:name="gr13" style:family="graphic" style:parent-style-name="standard">
      <style:graphic-properties draw:textarea-horizontal-align="justify" draw:textarea-vertical-align="middle" draw:auto-grow-height="false" fo:min-height="4.05cm" fo:min-width="4.5cm"/>
    </style:style>
    <style:style style:name="gr14" style:family="graphic" style:parent-style-name="standard">
      <style:graphic-properties draw:textarea-horizontal-align="justify" draw:textarea-vertical-align="middle" draw:auto-grow-height="false" fo:min-height="4.15cm" fo:min-width="4.7cm"/>
    </style:style>
    <style:style style:name="gr15" style:family="graphic" style:parent-style-name="standard">
      <style:graphic-properties draw:textarea-horizontal-align="justify" draw:textarea-vertical-align="middle" draw:auto-grow-height="false" fo:min-height="3.25cm" fo:min-width="5.4cm"/>
    </style:style>
    <style:style style:name="gr16" style:family="graphic" style:parent-style-name="Красный">
      <style:graphic-properties fo:min-height="15.25cm" fo:min-width="18.1cm"/>
    </style:style>
    <style:style style:name="gr17" style:family="graphic" style:parent-style-name="standard">
      <style:graphic-properties draw:textarea-horizontal-align="justify" draw:textarea-vertical-align="middle" draw:auto-grow-height="false" fo:min-height="5.05cm" fo:min-width="4.4cm"/>
    </style:style>
    <style:style style:name="gr18" style:family="graphic" style:parent-style-name="standard">
      <style:graphic-properties draw:textarea-horizontal-align="justify" draw:textarea-vertical-align="middle" draw:auto-grow-height="false" fo:min-height="3.75cm" fo:min-width="3.9cm"/>
    </style:style>
    <style:style style:name="gr19" style:family="graphic" style:parent-style-name="standard">
      <style:graphic-properties draw:textarea-horizontal-align="justify" draw:textarea-vertical-align="middle" draw:auto-grow-height="false" fo:min-height="5.05cm" fo:min-width="6.7cm"/>
    </style:style>
    <style:style style:name="gr20" style:family="graphic" style:parent-style-name="standard">
      <style:graphic-properties draw:textarea-horizontal-align="justify" draw:textarea-vertical-align="middle" draw:auto-grow-height="false" fo:min-height="4.05cm" fo:min-width="1.6cm"/>
    </style:style>
    <style:style style:name="gr21" style:family="graphic" style:parent-style-name="standard">
      <style:graphic-properties draw:textarea-horizontal-align="justify" draw:textarea-vertical-align="middle" draw:auto-grow-height="false" fo:min-height="4.05cm" fo:min-width="1.8cm"/>
    </style:style>
    <style:style style:name="gr22" style:family="graphic" style:parent-style-name="standard">
      <style:graphic-properties draw:textarea-horizontal-align="justify" draw:textarea-vertical-align="middle" draw:auto-grow-height="false" fo:min-height="4.35cm" fo:min-width="3.1cm"/>
    </style:style>
    <style:style style:name="gr23" style:family="graphic" style:parent-style-name="standard">
      <style:graphic-properties draw:textarea-horizontal-align="justify" draw:textarea-vertical-align="middle" draw:auto-grow-height="false" fo:min-height="3.25cm" fo:min-width="5.6cm"/>
    </style:style>
    <style:style style:name="gr24" style:family="graphic" style:parent-style-name="standard">
      <style:graphic-properties draw:textarea-horizontal-align="justify" draw:textarea-vertical-align="middle" draw:auto-grow-height="false" fo:min-height="4.45cm" fo:min-width="2.8cm"/>
    </style:style>
    <style:style style:name="gr25" style:family="graphic" style:parent-style-name="standard">
      <style:graphic-properties draw:textarea-horizontal-align="justify" draw:textarea-vertical-align="middle" draw:auto-grow-height="false" fo:min-height="3.65cm" fo:min-width="5.2cm"/>
    </style:style>
    <style:style style:name="gr26" style:family="graphic" style:parent-style-name="standard">
      <style:graphic-properties draw:textarea-horizontal-align="justify" draw:textarea-vertical-align="middle" draw:auto-grow-height="false" fo:min-height="3.65cm" fo:min-width="5.8cm"/>
    </style:style>
    <style:style style:name="gr27" style:family="graphic" style:parent-style-name="standard">
      <style:graphic-properties draw:textarea-horizontal-align="justify" draw:textarea-vertical-align="middle" draw:auto-grow-height="false" fo:min-height="2.95cm" fo:min-width="3.9cm"/>
    </style:style>
    <style:style style:name="gr28" style:family="graphic" style:parent-style-name="standard">
      <style:graphic-properties draw:textarea-horizontal-align="justify" draw:textarea-vertical-align="middle" draw:auto-grow-height="false" fo:min-height="4.05cm" fo:min-width="3.9cm"/>
    </style:style>
    <style:style style:name="gr29" style:family="graphic" style:parent-style-name="standard">
      <style:graphic-properties draw:textarea-horizontal-align="justify" draw:textarea-vertical-align="middle" draw:auto-grow-height="false" fo:min-height="4.15cm" fo:min-width="3.5cm"/>
    </style:style>
    <style:style style:name="gr30" style:family="graphic" style:parent-style-name="standard">
      <style:graphic-properties draw:textarea-horizontal-align="justify" draw:textarea-vertical-align="middle" draw:auto-grow-height="false" fo:min-height="4.15cm" fo:min-width="3.7cm"/>
    </style:style>
    <style:style style:name="gr31" style:family="graphic" style:parent-style-name="standard">
      <style:graphic-properties draw:textarea-horizontal-align="justify" draw:textarea-vertical-align="middle" draw:auto-grow-height="false" fo:min-height="4.05cm" fo:min-width="4.1cm"/>
    </style:style>
    <style:style style:name="gr32" style:family="graphic" style:parent-style-name="standard">
      <style:graphic-properties draw:textarea-horizontal-align="justify" draw:textarea-vertical-align="middle" draw:auto-grow-height="false" fo:min-height="3.45cm" fo:min-width="4.6cm"/>
    </style:style>
    <style:style style:name="gr33" style:family="graphic" style:parent-style-name="standard">
      <style:graphic-properties draw:textarea-horizontal-align="justify" draw:textarea-vertical-align="middle" draw:auto-grow-height="false" fo:min-height="3.95cm" fo:min-width="3cm"/>
    </style:style>
    <style:style style:name="gr34" style:family="graphic" style:parent-style-name="standard">
      <style:graphic-properties draw:textarea-horizontal-align="justify" draw:textarea-vertical-align="middle" draw:auto-grow-height="false" fo:min-height="4.646cm" fo:min-width="5cm"/>
    </style:style>
    <style:style style:name="gr35" style:family="graphic" style:parent-style-name="standard">
      <style:graphic-properties draw:textarea-horizontal-align="justify" draw:textarea-vertical-align="middle" draw:auto-grow-height="false" fo:min-height="3.25cm" fo:min-width="6.7cm"/>
    </style:style>
    <style:style style:name="gr36" style:family="graphic" style:parent-style-name="standard">
      <style:graphic-properties draw:textarea-horizontal-align="justify" draw:textarea-vertical-align="middle" draw:auto-grow-height="false" fo:min-height="3.35cm" fo:min-width="6.5cm"/>
    </style:style>
    <style:style style:name="gr37" style:family="graphic" style:parent-style-name="standard">
      <style:graphic-properties draw:textarea-horizontal-align="justify" draw:textarea-vertical-align="middle" draw:auto-grow-height="false" fo:min-height="1.15cm" fo:min-width="55.9cm"/>
    </style:style>
    <style:style style:name="gr38" style:family="graphic" style:parent-style-name="standard">
      <style:graphic-properties draw:textarea-horizontal-align="justify" draw:textarea-vertical-align="middle" draw:auto-grow-height="false" fo:min-height="4.05cm" fo:min-width="4.859cm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55.8cm"/>
    </style:style>
    <style:style style:name="gr40" style:family="graphic" style:parent-style-name="standard">
      <style:graphic-properties draw:textarea-horizontal-align="justify" draw:textarea-vertical-align="middle" draw:auto-grow-height="false" fo:min-height="0.75cm" fo:min-width="9.9cm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9.8cm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8.6cm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10.4cm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Красный">
      <style:graphic-properties fo:min-height="6.35cm" fo:min-width="14.7cm"/>
    </style:style>
    <style:style style:name="gr46" style:family="graphic" style:parent-style-name="standard">
      <style:graphic-properties draw:textarea-horizontal-align="justify" draw:textarea-vertical-align="middle" draw:auto-grow-height="false" fo:min-height="4.95cm" fo:min-width="3.8cm"/>
    </style:style>
    <style:style style:name="gr47" style:family="graphic" style:parent-style-name="standard">
      <style:graphic-properties draw:textarea-horizontal-align="justify" draw:textarea-vertical-align="middle" draw:auto-grow-height="false" fo:min-height="4.95cm" fo:min-width="4.7cm"/>
    </style:style>
    <style:style style:name="gr48" style:family="graphic" style:parent-style-name="standard">
      <style:graphic-properties draw:textarea-horizontal-align="justify" draw:textarea-vertical-align="middle" draw:auto-grow-height="false" fo:min-height="4.95cm" fo:min-width="4.2cm"/>
    </style:style>
    <style:style style:name="gr49" style:family="graphic" style:parent-style-name="standard">
      <style:graphic-properties draw:textarea-horizontal-align="justify" draw:textarea-vertical-align="middle" draw:auto-grow-height="false" fo:min-height="4.45cm" fo:min-width="3.9cm"/>
    </style:style>
    <style:style style:name="gr50" style:family="graphic" style:parent-style-name="standard">
      <style:graphic-properties draw:textarea-horizontal-align="justify" draw:textarea-vertical-align="middle" draw:auto-grow-height="false" fo:min-height="3.65cm" fo:min-width="3.5cm"/>
    </style:style>
    <style:style style:name="gr51" style:family="graphic" style:parent-style-name="standard">
      <style:graphic-properties draw:textarea-horizontal-align="justify" draw:textarea-vertical-align="middle" draw:auto-grow-height="false" fo:min-height="4.35cm" fo:min-width="3.2cm"/>
    </style:style>
    <style:style style:name="P1" style:family="paragraph">
      <style:text-properties fo:font-size="11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801900" style:font-name="Ubuntu3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hyphenate="true"/>
    </style:style>
    <style:style style:name="P6" style:family="paragraph">
      <style:paragraph-properties fo:text-align="center"/>
      <style:text-properties fo:font-size="11pt" fo:font-weight="bold" style:font-weight-asian="bold" style:font-weight-complex="bold"/>
    </style:style>
    <style:style style:name="P7" style:family="paragraph">
      <style:paragraph-properties fo:text-align="center"/>
      <style:text-properties style:font-name="Ubuntu3" fo:font-size="11pt" fo:font-weight="bold" style:font-size-asian="11pt" style:font-weight-asian="bold" style:font-size-complex="11pt" style:font-weight-complex="bold" fo:hyphenate="true"/>
    </style:style>
    <style:style style:name="P8" style:family="paragraph">
      <style:paragraph-properties fo:text-align="center"/>
      <style:text-properties fo:font-size="11pt" fo:font-weight="bold" style:font-weight-asian="bold" style:font-weight-complex="bold" fo:hyphenate="true"/>
    </style:style>
    <style:style style:name="T1" style:family="text">
      <style:text-properties style:font-name="Ubuntu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801900" style:font-name="Ubuntu3" fo:font-size="40pt" fo:text-shadow="1pt 1pt" fo:font-weight="bold" style:font-size-asian="40pt" style:font-weight-asian="bold" style:font-size-complex="40pt" style:font-weight-complex="bold"/>
    </style:style>
    <style:style style:name="T3" style:family="text">
      <style:text-properties fo:font-size="11pt" fo:font-weight="bold" style:font-weight-asian="bold" style:font-weight-complex="bold"/>
    </style:style>
    <style:style style:name="T4" style:family="text">
      <style:text-properties fo:font-size="11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Ubuntu3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.6cm" svg:height="6cm" svg:x="45.7cm" svg:y="30.9cm">
          <text:p><text:span text:style-name="T1">Обновление файлов ограничени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measurelines" svg:width="5.9cm" svg:height="15.7cm" svg:x="53.6cm" svg:y="21.2cm">
          <text:p><text:span text:style-name="T1">Сборка условий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measurelines" svg:width="11.6cm" svg:height="12.2cm" svg:x="21.2cm" svg:y="14.5cm">
          <text:p><text:span text:style-name="T1">Генерация тестов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cm" svg:height="5.3cm" svg:x="52.5cm" svg:y="40.1cm">
          <text:p><text:span text:style-name="T1">Компиляция и запуск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4.1cm" svg:height="2.863cm" svg:x="0cm" svg:y="1cm">
          <draw:text-box>
            <text:p text:style-name="P2"><text:span text:style-name="T2">Архитектура системы taker</text:span></text:p>
          </draw:text-box>
        </draw:frame>
        <draw:custom-shape draw:style-name="gr6" draw:text-style-name="P1" draw:layer="measurelines" svg:width="6.9cm" svg:height="6.6cm" svg:x="63.4cm" svg:y="48.7cm">
          <text:p><text:span text:style-name="T1">Привязки к другим библиотекам, низкоуровневневым функциям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6.2cm" svg:height="4.5cm" svg:x="63.8cm" svg:y="49.1cm">
          <text:p text:style-name="P4"><text:span text:style-name="T3">Подсистема запуска программ с заданными ограничениями (время, память)</text:span></text:p>
          <text:p text:style-name="P5"><text:span text:style-name="T4">На начальном этапе будет использоваться готовая библиотека для этих целей, потом возможно написание своей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measurelines" svg:width="6.7cm" svg:height="4.4cm" svg:x="37.6cm" svg:y="-7.2cm">
          <text:p><text:span text:style-name="T1">Пустой контейнер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measurelines" svg:width="5.1cm" svg:height="2.8cm" svg:x="38.5cm" svg:y="-6.8cm">
          <text:p text:style-name="P5"><text:span text:style-name="T1">Совсем пустой текстовый блок</text:span></text:p>
          <text:p text:style-name="P5"><text:span text:style-name="T5">Его можно копировать, вставлять и делать новые блоки архитектуры программы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9" draw:id="id19" draw:layer="measurelines" svg:width="3.4cm" svg:height="4.7cm" svg:x="46cm" svg:y="31.8cm">
          <text:p text:style-name="P5"><text:span text:style-name="T1">Обновление constraints.sty</text:span></text:p>
          <text:p text:style-name="P5"><text:span text:style-name="T5">Обновляет файл с ограничениями, константами и сэмплами для использования в условиях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measurelines" svg:width="3.7cm" svg:height="3.3cm" svg:x="48.6cm" svg:y="44.9cm">
          <text:p text:style-name="P5"><text:span text:style-name="T1">Генератор makefile</text:span></text:p>
          <text:p text:style-name="P5"><text:span text:style-name="T5">Генерирует makefile, необходимые для сборки задач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34" draw:id="id34" draw:layer="measurelines" svg:width="7cm" svg:height="3.5cm" svg:x="63.3cm" svg:y="9.6cm">
          <text:p text:style-name="P5"><text:span text:style-name="T1">Проверка целостности</text:span></text:p>
          <text:p text:style-name="P5"><text:span text:style-name="T5">Проверяет целостность задачи, наличие нужных файлов и их валидность. Может вызывать отдельные классы/методы других подсистем для этой проверки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26" draw:id="id26" draw:layer="measurelines" svg:width="5cm" svg:height="4.3cm" svg:x="27.5cm" svg:y="21.8cm">
          <text:p text:style-name="P5"><text:span text:style-name="T1">Запуск скрипта для генерации тестов</text:span></text:p>
          <text:p text:style-name="P5"><text:span text:style-name="T5">Запускает script.py, чтобы определить, какие тесты необходимо генерировать. На выходе генерирует makefile для создания тестов.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23" draw:id="id23" draw:layer="measurelines" svg:width="5.2cm" svg:height="4.4cm" svg:x="21.856cm" svg:y="21.8cm">
          <text:p text:style-name="P5"><text:span text:style-name="T1">Ядро генератора теста</text:span></text:p>
          <text:p text:style-name="P5"><text:span text:style-name="T5">Занимается непосредственно созданием тестов (запуская генератор, копируя из ручных тестов или используя архиваные тесты) 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2" draw:id="id32" draw:layer="measurelines" svg:width="5.9cm" svg:height="3.5cm" svg:x="43.2cm" svg:y="9.6cm">
          <text:p text:style-name="P5"><text:span text:style-name="T1">Очистка папки с задачей</text:span></text:p>
          <text:p text:style-name="P5"><text:span text:style-name="T5">Чистит папку с задачей с помощью вызова метода очист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measurelines" svg:width="18.6cm" svg:height="15.5cm" svg:x="14cm" svg:y="39.6cm">
          <text:p><text:span text:style-name="T1">Парсеры текстовых форма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1" draw:id="id1" draw:layer="measurelines" svg:width="4.9cm" svg:height="5.3cm" svg:x="21.9cm" svg:y="48.8cm">
          <text:p text:style-name="P5"><text:span text:style-name="T1">Парсер конфигурационных файлов</text:span></text:p>
          <text:p text:style-name="P5"><text:span text:style-name="T5">В config.md подробно описан их формат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xml:id="id2" draw:id="id2" draw:layer="measurelines" svg:width="4.4cm" svg:height="4cm" svg:x="28cm" svg:y="47.1cm">
          <text:p text:style-name="P5"><text:span text:style-name="T1">Парсер конфигурационных файлов стресс-тестов</text:span></text:p>
          <text:p text:style-name="P5"><text:span text:style-name="T5">Слегка измененный формат для поддержки случайных чисел в диапазоне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xml:id="id3" draw:id="id3" draw:layer="measurelines" svg:width="7.2cm" svg:height="5.3cm" svg:x="14.3cm" svg:y="48.8cm">
          <text:p text:style-name="P5"><text:span text:style-name="T1">База парсера файла с тестами</text:span></text:p>
          <text:p text:style-name="P5"><text:span text:style-name="T5">Реализует формат как в test-spec.md. Служит для тестов чекера, валидатора, а также ручных тестов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4" draw:id="id4" draw:layer="measurelines" svg:width="2.1cm" svg:height="4.3cm" svg:x="14.3cm" svg:y="40cm">
          <text:p text:style-name="P5"><text:span text:style-name="T1">Парсер тестов чекера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20" draw:text-style-name="P7" xml:id="id6" draw:id="id6" draw:layer="measurelines" svg:width="2.1cm" svg:height="4.3cm" svg:x="19.3cm" svg:y="40cm">
          <text:p text:style-name="P5"><text:span text:style-name="T1">Парсер ручных тестов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xml:id="id5" draw:id="id5" draw:layer="measurelines" svg:width="2.3cm" svg:height="4.3cm" svg:x="16.7cm" svg:y="40cm">
          <text:p text:style-name="P5"><text:span text:style-name="T1">Парсер тестов валидатора</text:span></text:p>
          <text:p text:style-name="P5"><text:span text:style-name="T5"/></text:p>
          <draw:enhanced-geometry svg:viewBox="0 0 21600 21600" draw:type="rectangle" draw:enhanced-path="M 0 0 L 21600 0 21600 21600 0 21600 0 0 Z N"/>
        </draw:custom-shape>
        <draw:custom-shape draw:style-name="gr22" draw:text-style-name="P7" xml:id="id11" draw:id="id11" draw:layer="measurelines" svg:width="3.6cm" svg:height="4.6cm" svg:x="33.4cm" svg:y="40cm">
          <text:p text:style-name="P5"><text:span text:style-name="T1">Контроллер главного конфигурационного файла</text:span></text:p>
          <text:p text:style-name="P5"><text:span text:style-name="T5">API для работы с главным конфигурационным файлом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33" draw:id="id33" draw:layer="measurelines" svg:width="6.1cm" svg:height="3.5cm" svg:x="51.5cm" svg:y="9.6cm">
          <text:p text:style-name="P5"><text:span text:style-name="T1">Создание папки с задачей</text:span></text:p>
          <text:p text:style-name="P5"><text:span text:style-name="T5">Создает папку с задачей с помощью вызова метода создания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xml:id="id20" draw:id="id20" draw:layer="measurelines" svg:width="3.3cm" svg:height="4.7cm" svg:x="49.8cm" svg:y="31.8cm">
          <text:p text:style-name="P5"><text:span text:style-name="T1">Обновление constraints.hpp</text:span></text:p>
          <text:p text:style-name="P5"><text:span text:style-name="T5">Обновление заголовочного файла с ограничениями при изменении констант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xml:id="id9" draw:id="id9" draw:layer="layout" svg:width="5.7cm" svg:height="3.9cm" svg:x="57.6cm" svg:y="40.4cm">
          <text:p text:style-name="P5"><text:span text:style-name="T3">Подсистема компиляции программ</text:span></text:p>
          <text:p text:style-name="P5"><text:span text:style-name="T4">Должна поддерживать (в порядке приоритета): C++, C, Pascal/Delphi, Python, Java.</text:span></text:p>
          <draw:enhanced-geometry svg:viewBox="0 0 21600 21600" draw:type="rectangle" draw:enhanced-path="M 0 0 L 21600 0 21600 21600 0 21600 0 0 Z N"/>
        </draw:custom-shape>
        <draw:custom-shape draw:style-name="gr26" draw:text-style-name="P7" xml:id="id8" draw:id="id8" draw:layer="layout" svg:width="6.3cm" svg:height="3.9cm" svg:x="63.6cm" svg:y="40.4cm">
          <text:p text:style-name="P5"><text:span text:style-name="T1">Подсистема запуска решений</text:span></text:p>
          <text:p text:style-name="P5"><text:span text:style-name="T5">Более высокоуровневая часть подсистемы запуска, служит для определения типа файла (.class у java, .py у python, исполняемые у c++/pascal) и запуска нужного интерпретатора)</text:span></text:p>
          <draw:enhanced-geometry svg:viewBox="0 0 21600 21600" draw:type="rectangle" draw:enhanced-path="M 0 0 L 21600 0 21600 21600 0 21600 0 0 Z N"/>
        </draw:custom-shape>
        <draw:custom-shape draw:style-name="gr27" draw:text-style-name="P7" xml:id="id10" draw:id="id10" draw:layer="layout" svg:width="4.4cm" svg:height="3.2cm" svg:x="40cm" svg:y="45.1cm">
          <text:p text:style-name="P5"><text:span text:style-name="T1">База контроллера списков</text:span></text:p>
          <text:p text:style-name="P5"><text:span text:style-name="T5">Базовый класс для списков генераторов, чекеров и так далее </text:span></text:p>
          <draw:enhanced-geometry svg:viewBox="0 0 21600 21600" draw:type="rectangle" draw:enhanced-path="M 0 0 L 21600 0 21600 21600 0 21600 0 0 Z N"/>
        </draw:custom-shape>
        <draw:custom-shape draw:style-name="gr28" draw:text-style-name="P7" xml:id="id16" draw:id="id16" draw:layer="measurelines" svg:width="4.4cm" svg:height="4.3cm" svg:x="40.6cm" svg:y="31.4cm">
          <text:p text:style-name="P5"><text:span text:style-name="T1">Подсистема генераторов</text:span></text:p>
          <text:p text:style-name="P5"><text:span text:style-name="T5">Включает инструменты для работы с генераторами</text:span></text:p>
          <draw:enhanced-geometry svg:viewBox="0 0 21600 21600" draw:type="rectangle" draw:enhanced-path="M 0 0 L 21600 0 21600 21600 0 21600 0 0 Z N"/>
        </draw:custom-shape>
        <draw:custom-shape draw:style-name="gr29" draw:text-style-name="P7" xml:id="id12" draw:id="id12" draw:layer="measurelines" svg:width="4cm" svg:height="4.4cm" svg:x="18.7cm" svg:y="31.5cm">
          <text:p text:style-name="P5"><text:span text:style-name="T1">Подсистема валидаторов</text:span></text:p>
          <text:p text:style-name="P5"><text:span text:style-name="T5">Управление валидатором, запуск его тестов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xml:id="id13" draw:id="id13" draw:layer="measurelines" svg:width="4.2cm" svg:height="4.4cm" svg:x="14.2cm" svg:y="31.5cm">
          <text:p text:style-name="P5"><text:span text:style-name="T1">Подсистема чекеров</text:span></text:p>
          <text:p text:style-name="P5"><text:span text:style-name="T5">Управление чекером, запуск его тестов</text:span></text:p>
          <draw:enhanced-geometry svg:viewBox="0 0 21600 21600" draw:type="rectangle" draw:enhanced-path="M 0 0 L 21600 0 21600 21600 0 21600 0 0 Z N"/>
        </draw:custom-shape>
        <draw:custom-shape draw:style-name="gr31" draw:text-style-name="P7" xml:id="id15" draw:id="id15" draw:layer="measurelines" svg:width="4.6cm" svg:height="4.3cm" svg:x="35.7cm" svg:y="31.4cm">
          <text:p text:style-name="P5"><text:span text:style-name="T1">Подсистема решений</text:span></text:p>
          <text:p text:style-name="P5"><text:span text:style-name="T5">Включает инструменты для работы с решениями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25" draw:id="id25" draw:layer="measurelines" svg:width="5.1cm" svg:height="3.7cm" svg:x="34cm" svg:y="15.4cm">
          <text:p text:style-name="P5"><text:span text:style-name="T1">Подсистема стресс-тестирования</text:span></text:p>
          <text:p text:style-name="P5"><text:span text:style-name="T5">Запуск стресс-тестов</text:span></text:p>
          <draw:enhanced-geometry svg:viewBox="0 0 21600 21600" draw:type="rectangle" draw:enhanced-path="M 0 0 L 21600 0 21600 21600 0 21600 0 0 Z N"/>
        </draw:custom-shape>
        <draw:custom-shape draw:style-name="gr33" draw:text-style-name="P7" xml:id="id17" draw:id="id17" draw:layer="measurelines" svg:width="3.5cm" svg:height="4.2cm" svg:x="29.3cm" svg:y="31.5cm">
          <text:p text:style-name="P5"><text:span text:style-name="T1">Подсистема тестсетов</text:span></text:p>
          <text:p text:style-name="P5"><text:span text:style-name="T5">Служит для управления тестсетами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xml:id="id24" draw:id="id24" draw:layer="measurelines" svg:width="5.1cm" svg:height="3.7cm" svg:x="24.7cm" svg:y="15.4cm">
          <text:p text:style-name="P5"><text:span text:style-name="T1">Подсистема генерации</text:span></text:p>
          <text:p text:style-name="P5"><text:span text:style-name="T5">Служит для управления генерациией тестов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xml:id="id22" draw:id="id22" draw:layer="measurelines" svg:width="5.5cm" svg:height="4.896cm" svg:x="53.8cm" svg:y="21.9cm">
          <text:p text:style-name="P5"><text:span text:style-name="T1">Подсистема условий задач</text:span></text:p>
          <text:p text:style-name="P5"><text:span text:style-name="T5">Управляет условиями задач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31" draw:id="id31" draw:layer="measurelines" svg:width="7.2cm" svg:height="3.5cm" svg:x="27.6cm" svg:y="9.6cm">
          <text:p text:style-name="P5"><text:span text:style-name="T1">Контроллер сборки</text:span></text:p>
          <text:p text:style-name="P5"><text:span text:style-name="T5">Выполняет полную сборку задачи, исходя из метода сборки у других подсистем</text:span></text:p>
          <draw:enhanced-geometry svg:viewBox="0 0 21600 21600" draw:type="rectangle" draw:enhanced-path="M 0 0 L 21600 0 21600 21600 0 21600 0 0 Z N"/>
        </draw:custom-shape>
        <draw:custom-shape draw:style-name="gr36" draw:text-style-name="P7" xml:id="id30" draw:id="id30" draw:layer="measurelines" svg:width="7cm" svg:height="3.6cm" svg:x="14cm" svg:y="9.6cm">
          <text:p text:style-name="P5"><text:span text:style-name="T1">Модуль экспорта</text:span></text:p>
          <text:p text:style-name="P5"><text:span text:style-name="T5">Экспорт задачи в другие форматы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xml:id="id28" draw:id="id28" draw:layer="measurelines" svg:width="56.4cm" svg:height="1.4cm" svg:x="14cm" svg:y="5.3cm">
          <text:p text:style-name="P5"><text:span text:style-name="T1">Интерфейсы модулей</text:span></text:p>
          <text:p text:style-name="P5"><text:span text:style-name="T5">Front-end системы для удобной возможности вызова функций из других программ/GUI/консольной версии. Содержит интерфейсы всех подсистем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xml:id="id29" draw:id="id29" draw:layer="measurelines" svg:width="56.4cm" svg:height="1.4cm" svg:x="14cm" svg:y="3.3cm">
          <text:p text:style-name="P5"><text:span text:style-name="T1">Консольный front-end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xml:id="id21" draw:id="id21" draw:layer="layout" svg:width="5.359cm" svg:height="4.3cm" svg:x="53.841cm" svg:y="32.059cm">
          <text:p text:style-name="P5"><text:span text:style-name="T1">Генератор шаблонов</text:span></text:p>
          <text:p text:style-name="P5"><text:span text:style-name="T5">Служит для генерации основных файлов условий (statements.tex, problem.tex)</text:span></text:p>
          <draw:enhanced-geometry svg:viewBox="0 0 21600 21600" draw:type="rectangle" draw:enhanced-path="M 0 0 L 21600 0 21600 21600 0 21600 0 0 Z N"/>
        </draw:custom-shape>
        <draw:custom-shape draw:style-name="gr39" draw:text-style-name="P7" xml:id="id36" draw:id="id36" draw:layer="layout" svg:width="56.3cm" svg:height="1cm" svg:x="14.1cm" svg:y="57.2cm">
          <text:p text:style-name="P5"><text:span text:style-name="T1">Ядро Linux</text:span></text:p>
          <draw:enhanced-geometry svg:viewBox="0 0 21600 21600" draw:type="rectangle" draw:enhanced-path="M 0 0 L 21600 0 21600 21600 0 21600 0 0 Z N"/>
        </draw:custom-shape>
        <draw:custom-shape draw:style-name="gr40" draw:text-style-name="P7" xml:id="id39" draw:id="id39" draw:layer="layout" svg:width="10.4cm" svg:height="1cm" svg:x="14.1cm" svg:y="55.7cm">
          <text:p text:style-name="P5"><text:span text:style-name="T1">Библиотеки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xml:id="id38" draw:id="id38" draw:layer="layout" svg:width="10.3cm" svg:height="1cm" svg:x="28.1cm" svg:y="55.754cm">
          <text:p text:style-name="P5"><text:span text:style-name="T1">Внешние утилиты</text:span></text:p>
          <draw:enhanced-geometry svg:viewBox="0 0 21600 21600" draw:type="rectangle" draw:enhanced-path="M 0 0 L 21600 0 21600 21600 0 21600 0 0 Z N"/>
        </draw:custom-shape>
        <draw:custom-shape draw:style-name="gr42" draw:text-style-name="P7" xml:id="id35" draw:id="id35" draw:layer="layout" svg:width="9.1cm" svg:height="1cm" svg:x="43.8cm" svg:y="55.7cm">
          <text:p text:style-name="P5"><text:span text:style-name="T1">GNU Make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xml:id="id37" draw:id="id37" draw:layer="layout" svg:width="10.9cm" svg:height="1cm" svg:x="59.4cm" svg:y="55.8cm">
          <text:p text:style-name="P5"><text:span text:style-name="T1">Компиляторы</text:span>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draw:line-skew="0.05cm" svg:x1="26.8cm" svg:y1="51.45cm" svg:x2="28cm" svg:y2="49.1cm" draw:start-shape="id1" draw:start-glue-point="1" draw:end-shape="id2" draw:end-glue-point="3" svg:d="M26800 51450h650v-2350h550" svg:viewBox="0 0 1201 2351">
          <text:p/>
        </draw:connector>
        <draw:custom-shape draw:style-name="gr45" draw:text-style-name="P1" draw:layer="layout" svg:width="15.2cm" svg:height="6.6cm" svg:x="39cm" svg:y="48.6cm">
          <text:p><text:span text:style-name="T1">Функции и классы общего назначен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.3cm" svg:height="5.2cm" svg:x="49.7cm" svg:y="49cm">
          <text:p text:style-name="P5"><text:span text:style-name="T1">Строковые константы</text:span></text:p>
          <text:p text:style-name="P5"><text:span text:style-name="T5">Здесь будут объявлены все строковые константы, которые необходимо переводи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5.2cm" svg:height="5.2cm" svg:x="39.2cm" svg:y="49cm">
          <text:p text:style-name="P5"><text:span text:style-name="T1">Библиотека функций и классов общего назначения</text:span></text:p>
          <text:p text:style-name="P5"><text:span text:style-name="T5">Здесь должны быть функции общего назначения, которые необходимы в программе. Многие другие подсистемы зависят от не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7" draw:layer="layout" svg:width="4.7cm" svg:height="5.2cm" svg:x="44.7cm" svg:y="49cm">
          <text:p text:style-name="P5"><text:span text:style-name="T1">База модулей</text:span></text:p>
          <text:p text:style-name="P5"><text:span text:style-name="T5">Базовые классы, с помощью которых реализуется различные модул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4" draw:layer="layout" svg:x1="17.9cm" svg:y1="48.8cm" svg:x2="15.35cm" svg:y2="44.3cm" draw:start-shape="id3" draw:start-glue-point="0" draw:end-shape="id4" draw:end-glue-point="2" svg:d="M17900 48800v-2250h-2550v-2250" svg:viewBox="0 0 2551 4501">
          <text:p/>
        </draw:connector>
        <draw:connector draw:style-name="gr44" draw:text-style-name="P4" draw:layer="layout" svg:x1="17.9cm" svg:y1="48.8cm" svg:x2="17.85cm" svg:y2="44.3cm" draw:start-shape="id3" draw:start-glue-point="0" draw:end-shape="id5" draw:end-glue-point="2" svg:d="M17900 48800v-2250h-50v-2250" svg:viewBox="0 0 51 4501">
          <text:p/>
        </draw:connector>
        <draw:connector draw:style-name="gr44" draw:text-style-name="P4" draw:layer="layout" svg:x1="17.9cm" svg:y1="48.8cm" svg:x2="20.35cm" svg:y2="44.3cm" draw:start-shape="id3" draw:start-glue-point="0" draw:end-shape="id6" svg:d="M17900 48800v-2250h2450v-2250" svg:viewBox="0 0 2451 4501">
          <text:p/>
        </draw:connector>
        <draw:custom-shape draw:style-name="gr49" draw:text-style-name="P7" xml:id="id27" draw:id="id27" draw:layer="layout" svg:width="4.4cm" svg:height="4.7cm" svg:x="28cm" svg:y="39.9cm">
          <text:p text:style-name="P5"><text:span text:style-name="T1">Парсер вывода script.py</text:span></text:p>
          <text:p text:style-name="P5"><text:span text:style-name="T5">Парсит вывод script.py, чтобы определить, как генерировать тесты</text:span>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svg:x1="66.9cm" svg:y1="49.1cm" svg:x2="66.75cm" svg:y2="44.3cm" draw:start-shape="id7" draw:start-glue-point="0" draw:end-shape="id8" svg:d="M66900 49100v-2400h-150v-2400" svg:viewBox="0 0 151 4801">
          <text:p/>
        </draw:connector>
        <draw:connector draw:style-name="gr44" draw:text-style-name="P4" draw:layer="layout" svg:x1="66.9cm" svg:y1="49.1cm" svg:x2="60.45cm" svg:y2="44.3cm" draw:start-shape="id7" draw:start-glue-point="0" draw:end-shape="id9" svg:d="M66900 49100v-2400h-6450v-2400" svg:viewBox="0 0 6451 4801">
          <text:p/>
        </draw:connector>
        <draw:connector draw:style-name="gr44" draw:text-style-name="P4" draw:layer="layout" svg:x1="24.35cm" svg:y1="48.8cm" svg:x2="40cm" svg:y2="46.7cm" draw:start-shape="id1" draw:start-glue-point="0" draw:end-shape="id10" draw:end-glue-point="3" svg:d="M24350 48800v-2100h15650" svg:viewBox="0 0 15651 2101">
          <text:p/>
        </draw:connector>
        <draw:connector draw:style-name="gr44" draw:text-style-name="P4" draw:layer="layout" svg:x1="24.35cm" svg:y1="48.8cm" svg:x2="35.2cm" svg:y2="44.6cm" draw:start-shape="id1" draw:start-glue-point="0" draw:end-shape="id11" svg:d="M24350 48800v-2100h10850v-2100" svg:viewBox="0 0 10851 4201">
          <text:p/>
        </draw:connector>
        <draw:connector draw:style-name="gr44" draw:text-style-name="P4" draw:layer="layout" draw:line-skew="-4.35cm" svg:x1="24.35cm" svg:y1="48.8cm" svg:x2="20.7cm" svg:y2="35.9cm" draw:start-shape="id1" draw:start-glue-point="0" draw:end-shape="id12" svg:d="M24350 48800v-10800h-3650v-2100" svg:viewBox="0 0 3651 12901">
          <text:p/>
        </draw:connector>
        <draw:connector draw:style-name="gr44" draw:text-style-name="P4" draw:layer="layout" draw:line-skew="-4.35cm" svg:x1="24.35cm" svg:y1="48.8cm" svg:x2="16.3cm" svg:y2="35.9cm" draw:start-shape="id1" draw:start-glue-point="0" draw:end-shape="id13" svg:d="M24350 48800v-10800h-8050v-2100" svg:viewBox="0 0 8051 12901">
          <text:p/>
        </draw:connector>
        <draw:connector draw:style-name="gr44" draw:text-style-name="P4" draw:layer="layout" svg:x1="15.35cm" svg:y1="40cm" svg:x2="14.2cm" svg:y2="33.7cm" draw:start-shape="id4" draw:start-glue-point="0" draw:end-shape="id13" draw:end-glue-point="3" svg:d="M15350 40000v-2050h-1675v-4250h525" svg:viewBox="0 0 1676 6301">
          <text:p/>
        </draw:connector>
        <draw:connector draw:style-name="gr44" draw:text-style-name="P4" draw:layer="layout" draw:line-skew="0.85cm" svg:x1="17.85cm" svg:y1="40cm" svg:x2="22.7cm" svg:y2="33.7cm" draw:start-shape="id5" draw:start-glue-point="0" draw:end-shape="id12" draw:end-glue-point="1" svg:d="M17850 40000v-1200h5375v-5100h-525" svg:viewBox="0 0 5376 6301">
          <text:p/>
        </draw:connector>
        <draw:custom-shape draw:style-name="gr50" draw:text-style-name="P8" xml:id="id14" draw:id="id14" draw:layer="layout" svg:width="4cm" svg:height="3.9cm" svg:x="52.7cm" svg:y="40.4cm">
          <text:p text:style-name="P5"><text:span text:style-name="T3">Запуск make</text:span></text:p>
          <text:p text:style-name="P5"><text:span text:style-name="T4">Подсистема предназначена для запуска make с параметрами</text:span>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svg:x1="66.9cm" svg:y1="49.1cm" svg:x2="54.7cm" svg:y2="44.3cm" draw:start-shape="id7" draw:start-glue-point="0" draw:end-shape="id14" svg:d="M66900 49100v-2400h-12200v-2400" svg:viewBox="0 0 12201 4801">
          <text:p/>
        </draw:connector>
        <draw:connector draw:style-name="gr44" draw:text-style-name="P4" draw:layer="layout" draw:line-skew="-0.15cm" svg:x1="54.7cm" svg:y1="40.4cm" svg:x2="16.3cm" svg:y2="35.9cm" draw:start-shape="id14" draw:start-glue-point="0" draw:end-shape="id13" svg:d="M54700 40400v-2400h-38400v-2100" svg:viewBox="0 0 38401 4501">
          <text:p/>
        </draw:connector>
        <draw:connector draw:style-name="gr44" draw:text-style-name="P4" draw:layer="layout" draw:line-skew="-0.15cm" svg:x1="54.7cm" svg:y1="40.4cm" svg:x2="20.7cm" svg:y2="35.9cm" draw:start-shape="id14" draw:start-glue-point="0" draw:end-shape="id12" svg:d="M54700 40400v-2400h-34000v-2100" svg:viewBox="0 0 34001 4501">
          <text:p/>
        </draw:connector>
        <draw:connector draw:style-name="gr44" draw:text-style-name="P4" draw:layer="layout" svg:x1="54.7cm" svg:y1="40.4cm" svg:x2="38cm" svg:y2="35.7cm" draw:start-shape="id14" draw:start-glue-point="0" draw:end-shape="id15" draw:end-glue-point="2" svg:d="M54700 40400v-2350h-16700v-2350" svg:viewBox="0 0 16701 4701">
          <text:p/>
        </draw:connector>
        <draw:connector draw:style-name="gr44" draw:text-style-name="P4" draw:layer="layout" svg:x1="54.7cm" svg:y1="40.4cm" svg:x2="42.8cm" svg:y2="35.7cm" draw:start-shape="id14" draw:start-glue-point="0" draw:end-shape="id16" draw:end-glue-point="2" svg:d="M54700 40400v-2350h-11900v-2350" svg:viewBox="0 0 11901 4701">
          <text:p/>
        </draw:connector>
        <draw:connector draw:style-name="gr44" draw:text-style-name="P4" draw:layer="layout" svg:x1="42.2cm" svg:y1="45.1cm" svg:x2="45cm" svg:y2="33.55cm" draw:start-shape="id10" draw:start-glue-point="0" draw:end-shape="id16" draw:end-glue-point="1" svg:d="M42200 45100v-4700h3325v-6850h-525" svg:viewBox="0 0 3326 11551">
          <text:p/>
        </draw:connector>
        <draw:connector draw:style-name="gr44" draw:text-style-name="P4" draw:layer="layout" draw:line-skew="-1.3cm" svg:x1="42.2cm" svg:y1="45.1cm" svg:x2="35.7cm" svg:y2="33.55cm" draw:start-shape="id10" draw:start-glue-point="0" draw:end-shape="id15" draw:end-glue-point="3" svg:d="M42200 45100v-6000h-7025v-5550h525" svg:viewBox="0 0 7026 11551">
          <text:p/>
        </draw:connector>
        <draw:connector draw:style-name="gr44" draw:text-style-name="P4" draw:layer="layout" draw:line-skew="-1.3cm" svg:x1="42.2cm" svg:y1="45.1cm" svg:x2="29.3cm" svg:y2="33.6cm" draw:start-shape="id10" draw:start-glue-point="0" draw:end-shape="id17" draw:end-glue-point="3" svg:d="M42200 45100v-6000h-13425v-5500h525" svg:viewBox="0 0 13426 11501">
          <text:p/>
        </draw:connector>
        <draw:custom-shape draw:style-name="gr51" draw:text-style-name="P7" xml:id="id18" draw:id="id18" draw:layer="layout" svg:width="3.7cm" svg:height="4.6cm" svg:x="37.3cm" svg:y="40cm">
          <text:p text:style-name="P5"><text:span text:style-name="T1">Контроллер глобальной конфигурации</text:span></text:p>
          <text:p text:style-name="P5"><text:span text:style-name="T5">API для работы с глогальной конфигурацией</text:span></text:p>
          <draw:enhanced-geometry svg:viewBox="0 0 21600 21600" draw:type="rectangle" draw:enhanced-path="M 0 0 L 21600 0 21600 21600 0 21600 0 0 Z N"/>
        </draw:custom-shape>
        <draw:connector draw:style-name="gr44" draw:text-style-name="P4" draw:layer="layout" svg:x1="24.35cm" svg:y1="48.8cm" svg:x2="39.15cm" svg:y2="44.6cm" draw:start-shape="id1" draw:start-glue-point="0" draw:end-shape="id18" svg:d="M24350 48800v-2100h14800v-2100" svg:viewBox="0 0 14801 4201">
          <text:p/>
        </draw:connector>
        <draw:connector draw:style-name="gr44" draw:text-style-name="P4" draw:layer="layout" draw:line-skew="0.35cm" svg:x1="35.2cm" svg:y1="40cm" svg:x2="47.7cm" svg:y2="36.5cm" draw:start-shape="id11" draw:start-glue-point="0" draw:end-shape="id19" svg:d="M35200 40000v-1400h12500v-2100" svg:viewBox="0 0 12501 3501">
          <text:p/>
        </draw:connector>
        <draw:connector draw:style-name="gr44" draw:text-style-name="P4" draw:layer="layout" draw:line-skew="0.35cm" svg:x1="35.2cm" svg:y1="40cm" svg:x2="51.45cm" svg:y2="36.5cm" draw:start-shape="id11" draw:start-glue-point="0" draw:end-shape="id20" svg:d="M35200 40000v-1400h16250v-2100" svg:viewBox="0 0 16251 3501">
          <text:p/>
        </draw:connector>
        <draw:connector draw:style-name="gr44" draw:text-style-name="P4" draw:layer="layout" draw:line-skew="0.42cm" svg:x1="35.2cm" svg:y1="40cm" svg:x2="56.52cm" svg:y2="36.359cm" draw:start-shape="id11" draw:start-glue-point="0" draw:end-shape="id21" draw:end-glue-point="2" svg:d="M35200 40000v-1400h21320v-2241" svg:viewBox="0 0 21321 3642">
          <text:p/>
        </draw:connector>
        <draw:connector draw:style-name="gr44" draw:text-style-name="P4" draw:layer="layout" draw:line-skew="0.65cm" svg:x1="21.4cm" svg:y1="42.15cm" svg:x2="29.3cm" svg:y2="33.6cm" draw:start-shape="id6" draw:start-glue-point="1" draw:end-shape="id17" draw:end-glue-point="3" svg:d="M21400 42150h4600v-8550h3300" svg:viewBox="0 0 7901 8551">
          <text:p/>
        </draw:connector>
        <draw:connector draw:style-name="gr44" draw:text-style-name="P4" draw:layer="layout" draw:line-skew="-0.95cm" svg:x1="20.35cm" svg:y1="40cm" svg:x2="47.7cm" svg:y2="36.5cm" draw:start-shape="id6" draw:start-glue-point="0" draw:end-shape="id19" draw:end-glue-point="2" svg:d="M20350 40000v-2700h27350v-800" svg:viewBox="0 0 27351 3501">
          <text:p/>
        </draw:connector>
        <draw:connector draw:style-name="gr44" draw:text-style-name="P4" draw:layer="layout" svg:x1="56.52cm" svg:y1="32.059cm" svg:x2="56.55cm" svg:y2="26.796cm" draw:start-shape="id21" draw:start-glue-point="0" draw:end-shape="id22" svg:d="M56520 32059v-2631h30v-2632" svg:viewBox="0 0 31 5264">
          <text:p/>
        </draw:connector>
        <draw:connector draw:style-name="gr44" draw:text-style-name="P4" draw:layer="layout" svg:x1="24.456cm" svg:y1="21.8cm" svg:x2="27.25cm" svg:y2="19.1cm" draw:start-shape="id23" draw:start-glue-point="0" draw:end-shape="id24" svg:d="M24456 21800v-1350h2794v-1350" svg:viewBox="0 0 2795 2701">
          <text:p/>
        </draw:connector>
        <draw:connector draw:style-name="gr44" draw:text-style-name="P4" draw:layer="layout" svg:x1="20.7cm" svg:y1="31.5cm" svg:x2="24.456cm" svg:y2="26.2cm" draw:start-shape="id12" draw:start-glue-point="0" draw:end-shape="id23" draw:end-glue-point="2" svg:d="M20700 31500v-2650h3756v-2650" svg:viewBox="0 0 3757 5301">
          <text:p/>
        </draw:connector>
        <draw:connector draw:style-name="gr44" draw:text-style-name="P4" draw:layer="layout" svg:x1="16.3cm" svg:y1="31.5cm" svg:x2="24.456cm" svg:y2="26.2cm" draw:start-shape="id13" draw:start-glue-point="0" draw:end-shape="id23" draw:end-glue-point="2" svg:d="M16300 31500v-2650h8156v-2650" svg:viewBox="0 0 8157 5301">
          <text:p/>
        </draw:connector>
        <draw:connector draw:style-name="gr44" draw:text-style-name="P4" draw:layer="layout" draw:line-skew="0.1cm" svg:x1="38cm" svg:y1="31.4cm" svg:x2="24.456cm" svg:y2="26.2cm" draw:start-shape="id15" draw:start-glue-point="0" draw:end-shape="id23" draw:end-glue-point="2" svg:d="M38000 31400v-2500h-13544v-2700" svg:viewBox="0 0 13545 5201">
          <text:p/>
        </draw:connector>
        <draw:connector draw:style-name="gr44" draw:text-style-name="P4" draw:layer="layout" svg:x1="24.456cm" svg:y1="21.8cm" svg:x2="36.55cm" svg:y2="19.1cm" draw:start-shape="id23" draw:start-glue-point="0" draw:end-shape="id25" svg:d="M24456 21800v-1350h12094v-1350" svg:viewBox="0 0 12095 2701">
          <text:p/>
        </draw:connector>
        <draw:connector draw:style-name="gr44" draw:text-style-name="P4" draw:layer="layout" svg:x1="57.6cm" svg:y1="42.35cm" svg:x2="56.7cm" svg:y2="42.35cm" draw:start-shape="id9" draw:start-glue-point="3" draw:end-shape="id14" svg:d="M57600 42350h-900" svg:viewBox="0 0 901 1">
          <text:p/>
        </draw:connector>
        <draw:connector draw:style-name="gr44" draw:text-style-name="P4" draw:layer="layout" draw:line-skew="-5.85cm" svg:x1="60.45cm" svg:y1="40.4cm" svg:x2="30cm" svg:y2="26.1cm" draw:start-shape="id9" draw:start-glue-point="0" draw:end-shape="id26" draw:end-glue-point="2" svg:d="M60450 40400v-13000h-30450v-1300" svg:viewBox="0 0 30451 14301">
          <text:p/>
        </draw:connector>
        <draw:connector draw:style-name="gr44" draw:text-style-name="P4" draw:layer="layout" draw:line-skew="3cm" svg:x1="31.05cm" svg:y1="31.5cm" svg:x2="27.25cm" svg:y2="19.1cm" draw:start-shape="id17" draw:start-glue-point="0" draw:end-shape="id24" draw:end-glue-point="2" svg:d="M31050 31500v-3200h-3800v-9200" svg:viewBox="0 0 3801 12401">
          <text:p/>
        </draw:connector>
        <draw:connector draw:style-name="gr44" draw:text-style-name="P4" draw:layer="layout" draw:line-skew="6.9cm" svg:x1="30.2cm" svg:y1="39.9cm" svg:x2="27.25cm" svg:y2="19.1cm" draw:start-shape="id27" draw:start-glue-point="0" draw:end-shape="id24" svg:d="M30200 39900v-3500h-2950v-17300" svg:viewBox="0 0 2951 20801">
          <text:p/>
        </draw:connector>
        <draw:connector draw:style-name="gr44" draw:text-style-name="P4" draw:layer="layout" draw:line-skew="0.55cm" svg:x1="30cm" svg:y1="21.8cm" svg:x2="27.25cm" svg:y2="19.1cm" draw:start-shape="id26" draw:start-glue-point="0" draw:end-shape="id24" draw:end-glue-point="2" svg:d="M30000 21800v-800h-2750v-1900" svg:viewBox="0 0 2751 2701">
          <text:p/>
        </draw:connector>
        <draw:connector draw:style-name="gr44" draw:text-style-name="P4" draw:layer="layout" svg:x1="38cm" svg:y1="31.4cm" svg:x2="36.55cm" svg:y2="19.1cm" draw:start-shape="id15" draw:start-glue-point="0" draw:end-shape="id25" draw:end-glue-point="2" svg:d="M38000 31400v-6150h-1450v-6150" svg:viewBox="0 0 1451 12301">
          <text:p/>
        </draw:connector>
        <draw:connector draw:style-name="gr44" draw:text-style-name="P4" draw:layer="layout" svg:x1="32.4cm" svg:y1="49.1cm" svg:x2="34cm" svg:y2="17.25cm" draw:start-shape="id2" draw:start-glue-point="1" draw:end-shape="id25" draw:end-glue-point="3" svg:d="M32400 49100h800v-31850h800" svg:viewBox="0 0 1601 31851">
          <text:p/>
        </draw:connector>
        <draw:connector draw:style-name="gr44" draw:text-style-name="P4" draw:layer="layout" svg:x1="24.35cm" svg:y1="48.8cm" svg:x2="30.2cm" svg:y2="44.6cm" draw:start-shape="id1" draw:start-glue-point="0" draw:end-shape="id27" draw:end-glue-point="2" svg:d="M24350 48800v-2100h5850v-2100" svg:viewBox="0 0 5851 4201">
          <text:p/>
        </draw:connector>
        <draw:connector draw:style-name="gr44" draw:text-style-name="P4" draw:layer="layout" svg:x1="42.2cm" svg:y1="5.3cm" svg:x2="42.2cm" svg:y2="4.7cm" draw:start-shape="id28" draw:start-glue-point="0" draw:end-shape="id29" draw:end-glue-point="2" svg:d="M42200 5300v-600" svg:viewBox="0 0 1 601">
          <text:p/>
        </draw:connector>
        <draw:connector draw:style-name="gr44" draw:text-style-name="P4" draw:layer="layout" draw:line-skew="-4.25cm" svg:x1="60.45cm" svg:y1="40.4cm" svg:x2="42.2cm" svg:y2="6.7cm" draw:start-shape="id9" draw:start-glue-point="0" draw:end-shape="id28" draw:end-glue-point="2" svg:d="M60450 40400v-21100h-18250v-12600" svg:viewBox="0 0 18251 33701">
          <text:p/>
        </draw:connector>
        <draw:connector draw:style-name="gr44" draw:text-style-name="P4" draw:layer="layout" draw:line-skew="-4.25cm" svg:x1="66.75cm" svg:y1="40.4cm" svg:x2="42.2cm" svg:y2="6.7cm" draw:start-shape="id8" draw:start-glue-point="0" draw:end-shape="id28" draw:end-glue-point="2" svg:d="M66750 40400v-21100h-24550v-12600" svg:viewBox="0 0 24551 33701">
          <text:p/>
        </draw:connector>
        <draw:connector draw:style-name="gr44" draw:text-style-name="P4" draw:layer="layout" svg:x1="36.55cm" svg:y1="15.4cm" svg:x2="42.2cm" svg:y2="6.7cm" draw:start-shape="id25" draw:start-glue-point="0" draw:end-shape="id28" draw:end-glue-point="2" svg:d="M36550 15400v-4350h5650v-4350" svg:viewBox="0 0 5651 8701">
          <text:p/>
        </draw:connector>
        <draw:connector draw:style-name="gr44" draw:text-style-name="P4" draw:layer="layout" draw:line-skew="2.85cm" svg:x1="27.25cm" svg:y1="15.4cm" svg:x2="42.2cm" svg:y2="6.7cm" draw:start-shape="id24" draw:start-glue-point="0" draw:end-shape="id28" draw:end-glue-point="2" svg:d="M27250 15400v-1500h14950v-7200" svg:viewBox="0 0 14951 8701">
          <text:p/>
        </draw:connector>
        <draw:connector draw:style-name="gr44" draw:text-style-name="P4" draw:layer="layout" svg:x1="17.5cm" svg:y1="9.6cm" svg:x2="42.2cm" svg:y2="6.7cm" draw:start-shape="id30" draw:start-glue-point="0" draw:end-shape="id28" draw:end-glue-point="2" svg:d="M17500 9600v-1450h24700v-1450" svg:viewBox="0 0 24701 2901">
          <text:p/>
        </draw:connector>
        <draw:connector draw:style-name="gr44" draw:text-style-name="P4" draw:layer="layout" svg:x1="31.2cm" svg:y1="9.6cm" svg:x2="42.2cm" svg:y2="6.7cm" draw:start-shape="id31" draw:start-glue-point="0" draw:end-shape="id28" draw:end-glue-point="2" svg:d="M31200 9600v-1450h11000v-1450" svg:viewBox="0 0 11001 2901">
          <text:p/>
        </draw:connector>
        <draw:connector draw:style-name="gr44" draw:text-style-name="P4" draw:layer="layout" svg:x1="46.15cm" svg:y1="9.6cm" svg:x2="42.2cm" svg:y2="6.7cm" draw:start-shape="id32" draw:start-glue-point="0" draw:end-shape="id28" draw:end-glue-point="2" svg:d="M46150 9600v-1450h-3950v-1450" svg:viewBox="0 0 3951 2901">
          <text:p/>
        </draw:connector>
        <draw:connector draw:style-name="gr44" draw:text-style-name="P4" draw:layer="layout" svg:x1="54.55cm" svg:y1="9.6cm" svg:x2="42.2cm" svg:y2="6.7cm" draw:start-shape="id33" draw:start-glue-point="0" draw:end-shape="id28" svg:d="M54550 9600v-1450h-12350v-1450" svg:viewBox="0 0 12351 2901">
          <text:p/>
        </draw:connector>
        <draw:connector draw:style-name="gr44" draw:text-style-name="P4" draw:layer="layout" svg:x1="66.8cm" svg:y1="9.6cm" svg:x2="42.2cm" svg:y2="6.7cm" draw:start-shape="id34" draw:start-glue-point="0" draw:end-shape="id28" draw:end-glue-point="2" svg:d="M66800 9600v-1450h-24600v-1450" svg:viewBox="0 0 24601 2901">
          <text:p/>
        </draw:connector>
        <draw:connector draw:style-name="gr44" draw:text-style-name="P4" draw:layer="layout" draw:line-skew="9.85cm" svg:x1="38cm" svg:y1="31.4cm" svg:x2="42.2cm" svg:y2="6.7cm" draw:start-shape="id15" draw:start-glue-point="0" draw:end-shape="id28" draw:end-glue-point="2" svg:d="M38000 31400v-2500h4200v-22200" svg:viewBox="0 0 4201 24701">
          <text:p/>
        </draw:connector>
        <draw:connector draw:style-name="gr44" draw:text-style-name="P4" draw:layer="layout" draw:line-skew="11.4cm" svg:x1="31.05cm" svg:y1="31.5cm" svg:x2="42.2cm" svg:y2="6.7cm" draw:start-shape="id17" draw:start-glue-point="0" draw:end-shape="id28" draw:end-glue-point="2" svg:d="M31050 31500v-1000h11150v-23800" svg:viewBox="0 0 11151 24801">
          <text:p/>
        </draw:connector>
        <draw:connector draw:style-name="gr44" draw:text-style-name="P4" draw:layer="layout" draw:line-skew="11.4cm" svg:x1="20.7cm" svg:y1="31.5cm" svg:x2="42.2cm" svg:y2="6.7cm" draw:start-shape="id12" draw:start-glue-point="0" draw:end-shape="id28" svg:d="M20700 31500v-1000h21500v-23800" svg:viewBox="0 0 21501 24801">
          <text:p/>
        </draw:connector>
        <draw:connector draw:style-name="gr44" draw:text-style-name="P4" draw:layer="layout" draw:line-skew="9.85cm" svg:x1="42.8cm" svg:y1="31.4cm" svg:x2="42.2cm" svg:y2="6.7cm" draw:start-shape="id16" draw:start-glue-point="0" draw:end-shape="id28" draw:end-glue-point="2" svg:d="M42800 31400v-2500h-600v-22200" svg:viewBox="0 0 601 24701">
          <text:p/>
        </draw:connector>
        <draw:connector draw:style-name="gr44" draw:text-style-name="P4" draw:layer="layout" draw:line-skew="11.4cm" svg:x1="16.3cm" svg:y1="31.5cm" svg:x2="42.2cm" svg:y2="6.7cm" draw:start-shape="id13" draw:start-glue-point="0" draw:end-shape="id28" draw:end-glue-point="2" svg:d="M16300 31500v-1000h25900v-23800" svg:viewBox="0 0 25901 24801">
          <text:p/>
        </draw:connector>
        <draw:connector draw:style-name="gr44" draw:text-style-name="P4" draw:layer="layout" svg:x1="53.8cm" svg:y1="24.348cm" svg:x2="42.2cm" svg:y2="6.7cm" draw:start-shape="id22" draw:start-glue-point="3" draw:end-shape="id28" svg:d="M53800 24348h-11600v-17648" svg:viewBox="0 0 11601 17649">
          <text:p/>
        </draw:connector>
        <draw:connector draw:style-name="gr44" draw:text-style-name="P4" draw:layer="layout" svg:x1="52.9cm" svg:y1="56.2cm" svg:x2="54.7cm" svg:y2="44.3cm" draw:start-shape="id35" draw:start-glue-point="1" draw:end-shape="id14" draw:end-glue-point="2" svg:d="M52900 56200h1800v-11900" svg:viewBox="0 0 1801 11901">
          <text:p/>
        </draw:connector>
        <draw:connector draw:style-name="gr44" draw:text-style-name="P4" draw:layer="layout" svg:x1="42.25cm" svg:y1="57.2cm" svg:x2="48.35cm" svg:y2="56.7cm" draw:start-shape="id36" draw:start-glue-point="0" draw:end-shape="id35" draw:end-glue-point="2" svg:d="M42250 57200v-250h6100v-250" svg:viewBox="0 0 6101 501">
          <text:p/>
        </draw:connector>
        <draw:connector draw:style-name="gr44" draw:text-style-name="P4" draw:layer="layout" svg:x1="42.25cm" svg:y1="57.2cm" svg:x2="64.85cm" svg:y2="56.8cm" draw:start-shape="id36" draw:start-glue-point="0" draw:end-shape="id37" draw:end-glue-point="2" svg:d="M42250 57200v-200h22600v-200" svg:viewBox="0 0 22601 401">
          <text:p/>
        </draw:connector>
        <draw:connector draw:style-name="gr44" draw:text-style-name="P4" draw:layer="layout" svg:x1="42.25cm" svg:y1="57.2cm" svg:x2="33.25cm" svg:y2="56.754cm" draw:start-shape="id36" draw:start-glue-point="0" draw:end-shape="id38" draw:end-glue-point="2" svg:d="M42250 57200v-223h-9000v-223" svg:viewBox="0 0 9001 447">
          <text:p/>
        </draw:connector>
        <draw:connector draw:style-name="gr44" draw:text-style-name="P4" draw:layer="layout" svg:x1="42.25cm" svg:y1="57.2cm" svg:x2="19.3cm" svg:y2="56.7cm" draw:start-shape="id36" draw:start-glue-point="0" draw:end-shape="id39" draw:end-glue-point="2" svg:d="M42250 57200v-250h-22950v-250" svg:viewBox="0 0 2295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3" svg:font-family="Ubuntu" style:font-pitch="variable"/>
    <style:font-face style:name="Ubuntu2" svg:font-family="Ubuntu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Обычный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dfdf" draw:end-color="#f1bcbc" draw:start-intensity="100%" draw:end-intensity="100%" draw:angle="300" draw:border="0%"/>
    <draw:gradient draw:name="gradient" draw:style="linear" draw:start-color="#eff2fd" draw:end-color="#d1d8e8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80" draw:marker-start-width="0.28cm" draw:marker-start-center="false" draw:marker-end-width="0.28cm" draw:marker-end-center="false" draw:fill="gradient" draw:fill-color="#729fcf" draw:fill-gradient-name="gradient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Обычный" style:font-pitch="variable" fo:font-size="11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8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Красный" style:family="graphic" style:parent-style-name="standard">
      <style:graphic-properties svg:stroke-color="#990000" draw:fill="gradient" draw:fill-gradient-name="Gradient_20_2" draw:gradient-step-count="0" draw:fill-hatch-name="Hatching_20_1" draw:fill-image-name="Bitmap_20_1" draw:textarea-horizontal-align="justify" draw:textarea-vertical-align="bottom" draw:auto-grow-height="false" fo:min-height="10.75cm" fo:min-width="13.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8:26:40.166456811</meta:creation-date>
    <dc:date>2018-04-15T22:00:12.930741316</dc:date>
    <meta:editing-duration>PT5H9M30S</meta:editing-duration>
    <meta:editing-cycles>123</meta:editing-cycles>
    <meta:generator>LibreOffice/4.3.3.2$Linux_x86 LibreOffice_project/430m0$Build-2</meta:generator>
    <meta:document-statistic meta:object-count="114"/>
  </office:meta>
</office:document-meta>
</file>